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eeMono3" svg:font-family="FreeMono" style:font-adornments="标准" style:font-family-generic="modern" style:font-pitch="fixed"/>
    <style:font-face style:name="JetBrains Mono" svg:font-family="'JetBrains Mono'" style:font-adornments="标准" style:font-family-generic="modern" style:font-pitch="fixed"/>
    <style:font-face style:name="Noto Mono4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FreeMono2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5" svg:font-family="'Noto Mono'" style:font-family-generic="modern" style:font-pitch="variable"/>
    <style:font-face style:name="Noto Mono" svg:font-family="'Noto Mono'" style:font-adornments="标准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1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3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思源黑体 CN Light" svg:font-family="'思源黑体 CN Light'" style:font-adornments="标准" style:font-family-generic="swiss" style:font-pitch="variable"/>
    <style:font-face style:name="思源黑体 CN Normal" svg:font-family="'思源黑体 CN Normal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1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style:writing-mode="lr-tb"/>
      <style:text-properties fo:font-size="26pt" style:font-size-asian="26pt" style:font-size-complex="26pt"/>
    </style:style>
    <style:style style:name="P6" style:family="paragraph">
      <loext:graphic-properties draw:fill-color="#ffffff"/>
      <style:paragraph-properties style:writing-mode="lr-tb"/>
      <style:text-properties style:font-size-asian="20pt"/>
    </style:style>
    <style:style style:name="P7" style:family="paragraph">
      <style:paragraph-properties fo:margin-left="0cm" fo:margin-right="0cm" fo:margin-top="0.5cm" fo:margin-bottom="0cm" fo:text-indent="0cm"/>
      <style:text-properties fo:font-size="26pt" style:font-size-asian="26pt" style:font-size-complex="26pt"/>
    </style:style>
    <style:style style:name="P8" style:family="paragraph">
      <style:paragraph-properties fo:margin-top="0.1cm" fo:margin-bottom="0cm" style:writing-mode="lr-tb"/>
    </style:style>
    <style:style style:name="P9" style:family="paragraph">
      <style:paragraph-properties fo:margin-top="0.5cm" fo:margin-bottom="0.5cm" fo:line-height="115%"/>
    </style:style>
    <style:style style:name="P10" style:family="paragraph">
      <style:paragraph-properties fo:margin-top="0.5cm" fo:margin-bottom="0.5cm" fo:line-height="115%" style:writing-mode="lr-tb"/>
      <style:text-properties fo:font-size="24pt" style:font-size-asian="24pt" style:font-size-complex="24pt"/>
    </style:style>
    <style:style style:name="P11" style:family="paragraph">
      <style:paragraph-properties fo:margin-top="0.5cm" fo:margin-bottom="0.5cm" fo:line-height="115%" style:writing-mode="lr-tb"/>
      <style:text-properties fo:font-size="26pt" style:font-size-asian="26pt" style:font-size-complex="26pt"/>
    </style:style>
    <style:style style:name="P12" style:family="paragraph">
      <style:paragraph-properties fo:line-height="115%"/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.4cm" fo:margin-bottom="0cm" fo:text-indent="0cm"/>
    </style:style>
    <style:style style:name="T1" style:family="text">
      <style:text-properties style:font-name="Noto Mono3" style:font-name-asian="微软雅黑 Light" style:font-weight-asian="250"/>
    </style:style>
    <style:style style:name="T2" style:family="text">
      <style:text-properties style:font-name="Noto Mono3" style:font-name-asian="微软雅黑 Light" style:font-size-asian="32pt" style:font-weight-asian="250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JetBrains Mono" fo:font-size="26pt" fo:font-style="normal" fo:text-shadow="none" style:text-underline-style="none" fo:font-weight="normal" style:letter-kerning="true" fo:background-color="transparent" style:font-name-asian="思源黑体 CN Light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15</text:span><text:span text:style-name="T2">讲 <text:s/>系统服务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系统服务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操作系统需要在启动后运行一些程序来提供服务支持。</text:span></text:p>
              </text:list-item>
              <text:list-item>
                <text:p text:style-name="P4"><text:span text:style-name="T3">这些程序往往是在启动后一直运行并在系统退出时结束。</text:span></text:p>
              </text:list-item>
              <text:list-item>
                <text:p text:style-name="P4"><text:span text:style-name="T3">有一些程序也会启动后执行特定任务然后就退出。</text:span></text:p>
              </text:list-item>
              <text:list-item>
                <text:p text:style-name="P4"><text:span text:style-name="T3">服务程序往往都是在后台静默运行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系统服务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通常称这样的程序为：守护进程（</text:span><text:span text:style-name="T3">daemon</text:span><text:span text:style-name="T3">）。</text:span></text:p>
              </text:list-item>
              <text:list-item>
                <text:p text:style-name="P4"><text:span text:style-name="T3">因此很多软件在名称后都加一个</text:span><text:span text:style-name="T3">d</text:span><text:span text:style-name="T3">表示为服务进程。</text:span></text:p>
              </text:list-item>
              <text:list-item>
                <text:p text:style-name="P4"><text:span text:style-name="T3">比如：</text:span><text:span text:style-name="T3">sshd</text:span><text:span text:style-name="T3">、</text:span><text:span text:style-name="T3">httpd</text:span><text:span text:style-name="T3">、</text:span><text:span text:style-name="T3">systemd···</text:span><text:span text:style-name="T3">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系统服务的启动方案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span text:style-name="T4">无论是当前使用最多的</text:span><text:span text:style-name="T4">systemd</text:span><text:span text:style-name="T4">还是早期</text:span><text:span text:style-name="T4">Ubuntu</text:span><text:span text:style-name="T4">开发人员重新开发的</text:span><text:span text:style-name="T4">Upstart</text:span><text:span text:style-name="T4">都兼容古老的</text:span><text:span text:style-name="T3">sysvinit</text:span><text:span text:style-name="T3">的服务启动方式。</text:span></text:p>
              </text:list-item>
              <text:list-item>
                <text:p text:style-name="P7"><text:span text:style-name="T3">但是在</text:span><text:span text:style-name="T3">systemd</text:span><text:span text:style-name="T3">中，使用</text:span><text:span text:style-name="T3">systemd</text:span><text:span text:style-name="T3">提供的方案更便捷。</text:span></text:p>
              </text:list-item>
              <text:list-item>
                <text:p text:style-name="P7"><text:span text:style-name="T3">早期的系统都会使用</text:span><text:span text:style-name="T3">/etc/init.d</text:span><text:span text:style-name="T3">目录来存放服务启动脚本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系统启动级别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说到</text:span><text:span text:style-name="T3">/etc/init.d</text:span><text:span text:style-name="T3">。就不得不提到启动级别。</text:span></text:p>
              </text:list-item>
              <text:list-item>
                <text:p text:style-name="P5"><text:span text:style-name="T3">Linux</text:span><text:span text:style-name="T3">使用了几种启动级别让系统运行在不同的模式：</text:span></text:p>
                <text:list>
                  <text:list-item>
                    <text:p text:style-name="P8"><text:span text:style-name="T5">0 </text:span><text:span text:style-name="T5">关机，系统如果设置在此级别，则无法正常启动</text:span></text:p>
                  </text:list-item>
                  <text:list-item>
                    <text:p text:style-name="P8"><text:span text:style-name="T5">1 </text:span><text:span text:style-name="T5">单用户，</text:span><text:span text:style-name="T5">root</text:span><text:span text:style-name="T5">用户权限，禁止远程登录</text:span></text:p>
                  </text:list-item>
                  <text:list-item>
                    <text:p text:style-name="P8"><text:span text:style-name="T5">2 </text:span><text:span text:style-name="T5">多用户，不支持</text:span><text:span text:style-name="T5">NFS</text:span><text:span text:style-name="T5">（网络文件系统）</text:span></text:p>
                  </text:list-item>
                  <text:list-item>
                    <text:p text:style-name="P8"><text:span text:style-name="T5">3 </text:span><text:span text:style-name="T5">完全的多用户系统，支持</text:span><text:span text:style-name="T5">NFS</text:span></text:p>
                  </text:list-item>
                  <text:list-item>
                    <text:p text:style-name="P8"><text:span text:style-name="T5">4 </text:span><text:span text:style-name="T5">保留</text:span></text:p>
                  </text:list-item>
                  <text:list-item>
                    <text:p text:style-name="P8"><text:span text:style-name="T5">5 </text:span><text:span text:style-name="T5">默认进入</text:span><text:span text:style-name="T5">GUI</text:span><text:span text:style-name="T5">环境（桌面环境）</text:span></text:p>
                  </text:list-item>
                  <text:list-item>
                    <text:p text:style-name="P8"><text:span text:style-name="T5">6 </text:span><text:span text:style-name="T5">重启，如果系统配置在此级别，则会开机后就重启</text:span></text:p>
                  </text:list-item>
                </text:list>
              </text:list-item>
              <text:list-item>
                <text:p text:style-name="P5"><text:span text:style-name="T3">使用</text:span><text:span text:style-name="T3">runlevel</text:span><text:span text:style-name="T3">命令来查看系统的启动级别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系统启动状态：</text:span><text:span text:style-name="T1">target</text:span></text:p>
          </draw:text-box>
        </draw:frame>
        <draw:frame presentation:style-name="pr4" draw:text-style-name="P10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9"><text:span text:style-name="T3">如果采用了</text:span><text:span text:style-name="T3">systemd</text:span><text:span text:style-name="T3">来管理服务，系统启动级别使用</text:span><text:span text:style-name="T3">systemd</text:span><text:span text:style-name="T3">支持的</text:span><text:span text:style-name="T3">.target</text:span><text:span text:style-name="T3">文件来支持。</text:span></text:p>
              </text:list-item>
              <text:list-item>
                <text:p text:style-name="P9"><text:span text:style-name="T3">为区别于启动级别，我们称之为启动状态。系统的启动状态是非常灵活的，你可以随意配置</text:span><text:span text:style-name="T3">.target</text:span><text:span text:style-name="T3">文件告知系统需要启动什么服务。</text:span></text:p>
              </text:list-item>
              <text:list-item>
                <text:p text:style-name="P9"><text:span text:style-name="T3">systemd</text:span><text:span text:style-name="T3">默认是使用</text:span><text:span text:style-name="T3">graphical.target</text:span><text:span text:style-name="T3">（图形界面）相当于</text:span><text:span text:style-name="T3">runlevel</text:span><text:span text:style-name="T3">运行在</text:span><text:span text:style-name="T3">5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系统启动级别和init脚本</text:p>
          </draw:text-box>
        </draw:frame>
        <draw:frame presentation:style-name="pr4" draw:text-style-name="P1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因为要控制在不同启动级别可以有不同的启动脚本，通常会使用</text:span><text:span text:style-name="T3">/etc/rc*.d</text:span><text:span text:style-name="T3">目录下的符号链接来指向</text:span><text:span text:style-name="T3">/etc/init.d</text:span><text:span text:style-name="T3">中的脚本程序。</text:span></text:p>
              </text:list-item>
              <text:list-item>
                <text:p text:style-name="P4"><text:span text:style-name="T3">比如启动级别是</text:span><text:span text:style-name="T3">5</text:span><text:span text:style-name="T3">则会去</text:span><text:span text:style-name="T3">/etc/rc5.d</text:span><text:span text:style-name="T3">的目录读取启动脚本（一般都是指向</text:span><text:span text:style-name="T3">/etc/init.d</text:span><text:span text:style-name="T3">目录中的文件）。</text:span></text:p>
              </text:list-item>
              <text:list-item>
                <text:p text:style-name="P4"><text:span text:style-name="T3">符号链接文件通常以</text:span><text:span text:style-name="T3">S</text:span><text:span text:style-name="T3">开头，并跟着数字，最后是服务名称。</text:span><text:span text:style-name="T3">S</text:span><text:span text:style-name="T3">表示开机启动，数字用于排序，按照从小到大顺序执行脚本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启动脚本的参数</text:p>
          </draw:text-box>
        </draw:frame>
        <draw:frame presentation:style-name="pr4" draw:text-style-name="P1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12"><text:span text:style-name="T3">如果你的脚本仅仅是执行特定的服务，即使不使用参数也没有问题。</text:span></text:p>
              </text:list-item>
              <text:list-item>
                <text:p text:style-name="P4"><text:span text:style-name="T3">如果你需要比较完善的管理，比如：</text:span></text:p>
                <text:list>
                  <text:list-item>
                    <text:p><text:span text:style-name="T5">/etc/init.d/nginx stop</text:span></text:p>
                  </text:list-item>
                  <text:list-item>
                    <text:p text:style-name="P13"><text:span text:style-name="T5">/etc/init.d/mysql restart</text:span></text:p>
                  </text:list-item>
                </text:list>
              </text:list-item>
              <text:list-item>
                <text:p text:style-name="P12"><text:span text:style-name="T3">这时候你要在脚本里提供这些参数的处理机制。在执行脚本时会自动传递</text:span><text:span text:style-name="T3">start</text:span><text:span text:style-name="T3">参数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systemd</text:p>
          </draw:text-box>
        </draw:frame>
        <draw:frame presentation:style-name="pr4" draw:text-style-name="P11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12"><text:span text:style-name="T3">如果使用了</text:span><text:span text:style-name="T3">systemd</text:span><text:span text:style-name="T3">，则要启动服务则相对简单很多。</text:span></text:p>
              </text:list-item>
              <text:list-item>
                <text:p text:style-name="P12"><text:span text:style-name="T3">systemd</text:span><text:span text:style-name="T3">提供了被称之为单元（</text:span><text:span text:style-name="T3">Unit</text:span><text:span text:style-name="T3">）的分类方式用于不同场景。你可以通过</text:span><text:span text:style-name="T3">man systemd</text:span><text:span text:style-name="T3">来查看参考文档。</text:span></text:p>
              </text:list-item>
              <text:list-item>
                <text:p text:style-name="P12"><text:span text:style-name="T3">单元的类型很多，简单来说，其扩展名就是单元名称。</text:span><text:span text:style-name="T3">.target</text:span><text:span text:style-name="T3">文件用于组织其他单元。而我们这里会涉及到</text:span><text:span text:style-name="T3">service</text:span><text:span text:style-name="T3">单元。并通过编写</text:span><text:span text:style-name="T3">service</text:span><text:span text:style-name="T3">单元服务来学习如何使用</text:span><text:span text:style-name="T3">systemd</text:span><text:span text:style-name="T3">服务。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eeMono3" svg:font-family="FreeMono" style:font-adornments="标准" style:font-family-generic="modern" style:font-pitch="fixed"/>
    <style:font-face style:name="JetBrains Mono" svg:font-family="'JetBrains Mono'" style:font-adornments="标准" style:font-family-generic="modern" style:font-pitch="fixed"/>
    <style:font-face style:name="Noto Mono4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FreeMono2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5" svg:font-family="'Noto Mono'" style:font-family-generic="modern" style:font-pitch="variable"/>
    <style:font-face style:name="Noto Mono" svg:font-family="'Noto Mono'" style:font-adornments="标准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1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3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思源黑体 CN Light" svg:font-family="'思源黑体 CN Light'" style:font-adornments="标准" style:font-family-generic="swiss" style:font-pitch="variable"/>
    <style:font-face style:name="思源黑体 CN Normal" svg:font-family="'思源黑体 CN Normal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1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Noto Mono3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JetBrains Mono" fo:font-family="'JetBrains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思源黑体 CN Light" style:font-family-asian="'思源黑体 CN Light'" style:font-style-name-asian="标准" style:font-family-generic-asian="swiss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JetBrains Mono" fo:font-family="'JetBrains Mono'" style:font-style-name="标准" style:font-family-generic="modern" style:font-pitch="fixed" fo:font-size="32pt" style:font-name-asian="思源黑体 CN Light" style:font-family-asian="'思源黑体 CN Light'" style:font-style-name-asian="标准" style:font-family-generic-asian="swiss" style:font-pitch-asian="variable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JetBrains Mono" fo:font-family="'JetBrains Mono'" style:font-style-name="标准" style:font-family-generic="modern" style:font-pitch="fixed" fo:font-size="32pt" style:font-name-asian="思源黑体 CN Light" style:font-family-asian="'思源黑体 CN Light'" style:font-style-name-asian="标准" style:font-family-generic-asian="swiss" style:font-pitch-asian="variable" style:font-size-asian="32pt" style:font-size-complex="32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JetBrains Mono" fo:font-family="'JetBrains Mono'" style:font-style-name="标准" style:font-family-generic="modern" style:font-pitch="fixed" fo:font-size="32pt" style:font-name-asian="思源黑体 CN Light" style:font-family-asian="'思源黑体 CN Light'" style:font-style-name-asian="标准" style:font-family-generic-asian="swiss" style:font-pitch-asian="variable" style:font-size-asian="32pt" style:font-size-complex="32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JetBrains Mono" fo:font-family="'JetBrains Mono'" style:font-style-name="标准" style:font-family-generic="modern" style:font-pitch="fixed" fo:font-size="32pt" style:font-name-asian="思源黑体 CN Light" style:font-family-asian="'思源黑体 CN Light'" style:font-style-name-asian="标准" style:font-family-generic-asian="swiss" style:font-pitch-asian="variable" style:font-size-asian="32pt" style:font-size-complex="32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JetBrains Mono" fo:font-family="'JetBrains Mono'" style:font-style-name="标准" style:font-family-generic="modern" style:font-pitch="fixed" fo:font-size="32pt" style:font-name-asian="思源黑体 CN Light" style:font-family-asian="'思源黑体 CN Light'" style:font-style-name-asian="标准" style:font-family-generic-asian="swiss" style:font-pitch-asian="variable" style:font-size-asian="32pt" style:font-size-complex="32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JetBrains Mono" fo:font-family="'JetBrains Mono'" style:font-style-name="标准" style:font-family-generic="modern" style:font-pitch="fixed" fo:font-size="32pt" style:font-name-asian="思源黑体 CN Light" style:font-family-asian="'思源黑体 CN Light'" style:font-style-name-asian="标准" style:font-family-generic-asian="swiss" style:font-pitch-asian="variable" style:font-size-asian="32pt" style:font-size-complex="32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JetBrains Mono" fo:font-family="'JetBrains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思源黑体 CN Normal" style:font-family-asian="'思源黑体 CN Normal'" style:font-style-name-asian="标准" style:font-family-generic-asian="swiss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2">第二个大纲级</text:span></text:p>
                  <text:list>
                    <text:list-item>
                      <text:p><text:span text:style-name="MT2">第三大纲级别</text:span></text:p>
                      <text:list>
                        <text:list-item>
                          <text:p><text:span text:style-name="MT2">第四大纲级别</text:span></text:p>
                          <text:list>
                            <text:list-item>
                              <text:p><text:span text:style-name="MT2">第五大纲级别</text:span></text:p>
                              <text:list>
                                <text:list-item>
                                  <text:p><text:span text:style-name="MT2">第六大纲级别</text:span></text:p>
                                  <text:list>
                                    <text:list-item>
                                      <text:p><text:span text:style-name="MT2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5-08T15:12:26.541000000</dc:date>
    <meta:editing-duration>PT9H40M3S</meta:editing-duration>
    <meta:editing-cycles>151</meta:editing-cycles>
    <meta:generator>LibreOffice/6.4.1.2$Windows_X86_64 LibreOffice_project/4d224e95b98b138af42a64d84056446d09082932</meta:generator>
    <meta:document-statistic meta:object-count="57"/>
  </office:meta>
</office:document-meta>
</file>